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P11" style:family="paragraph" style:parent-style-name="Standard" style:list-style-name="L12"/>
    <style:style style:name="P12" style:family="paragraph" style:parent-style-name="Standard" style:list-style-name="L14"/>
    <style:style style:name="P13" style:family="paragraph" style:parent-style-name="Standard" style:list-style-name="L15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finition of Done</text:p>
      <text:p text:style-name="Standard"/>
      <text:p text:style-name="Standard">Startseite anzeigen:</text:p>
      <text:list xml:id="list1170901591210952912" text:style-name="L1">
        <text:list-item>
          <text:p text:style-name="P1">Eine JSF Seite erstellt</text:p>
        </text:list-item>
        <text:list-item>
          <text:p text:style-name="P1">Bereich zum eingeben von Nutzername und Password</text:p>
        </text:list-item>
        <text:list-item>
          <text:p text:style-name="P1">Weiterleitung zum registrieren oder einloggen</text:p>
        </text:list-item>
        <text:list-item>
          <text:p text:style-name="P1">Test: Seite kann fehlerfrei „deployed“ werden</text:p>
        </text:list-item>
      </text:list>
      <text:p text:style-name="Standard"/>
      <text:p text:style-name="Standard"/>
      <text:p text:style-name="Standard">Nutzer Ein- und Ausloggen:</text:p>
      <text:list xml:id="list6487727039884155035" text:style-name="L2">
        <text:list-item>
          <text:p text:style-name="P2">JSF Nutzerprofilseite erstellt</text:p>
        </text:list-item>
        <text:list-item>
          <text:p text:style-name="P2">Datenbank mit Table fuer Nutzerprofile (Username und Password)</text:p>
        </text:list-item>
        <text:list-item>
          <text:p text:style-name="P2">Ueberpruefung ob Nutzerdaten mit DB uebereinstimmen</text:p>
        </text:list-item>
        <text:list-item>
          <text:p text:style-name="P2">Kommentierung der Ueberpruefung</text:p>
        </text:list-item>
        <text:list-item>
          <text:p text:style-name="P2">Test: UnitTest zur Einlogfunktion fehlerfrei</text:p>
        </text:list-item>
      </text:list>
      <text:p text:style-name="Standard"/>
      <text:p text:style-name="Standard">Nutzer registrieren:</text:p>
      <text:list xml:id="list4885585296550777437" text:style-name="L3">
        <text:list-item>
          <text:p text:style-name="P3">JSF Registrierungsseite erstellt</text:p>
        </text:list-item>
        <text:list-item>
          <text:p text:style-name="P3">Bereich um Nutzerdaten einzugeben und abzusenden</text:p>
        </text:list-item>
        <text:list-item>
          <text:p text:style-name="P3">Nutzer in DB eintragen</text:p>
        </text:list-item>
        <text:list-item>
          <text:p text:style-name="P3">Kommentierung der Erstellungsfunktion</text:p>
        </text:list-item>
        <text:list-item>
          <text:p text:style-name="P3">Test: UnitTests zum Erstellen und Finden von Nutzern fehlerfrei</text:p>
        </text:list-item>
      </text:list>
      <text:p text:style-name="Standard"/>
      <text:p text:style-name="Standard">Aufgabe anzeigen:</text:p>
      <text:list xml:id="list3710378185241055451" text:style-name="L4">
        <text:list-item>
          <text:p text:style-name="P4">Aufgabentabelle in Profilseite integrieren</text:p>
        </text:list-item>
        <text:list-item>
          <text:p text:style-name="P4">Datenbank Table fuer Aufgaben</text:p>
        </text:list-item>
        <text:list-item>
          <text:p text:style-name="P4">Auslesen aller Aufgaben eines Nutzers</text:p>
        </text:list-item>
        <text:list-item>
          <text:p text:style-name="P4">Uebergeben der Aufgaben an die Tabelle auf der Profilseite</text:p>
        </text:list-item>
        <text:list-item>
          <text:p text:style-name="P4">Test: Aufgaben aus Datenbank werden angezeigt</text:p>
        </text:list-item>
      </text:list>
      <text:p text:style-name="Standard"/>
      <text:p text:style-name="Standard">Aufgabe erstellen:</text:p>
      <text:list xml:id="list2651523302433170258" text:style-name="L5">
        <text:list-item>
          <text:p text:style-name="P5">JSF Aufgabenerstellungsseite</text:p>
        </text:list-item>
        <text:list-item>
          <text:p text:style-name="P5">Bereich zum eingeben von Aufgabendaten und absenden</text:p>
        </text:list-item>
        <text:list-item>
          <text:p text:style-name="P5">Aufgabe in DB eintragen</text:p>
        </text:list-item>
        <text:list-item>
          <text:p text:style-name="P5">Kommentierung der Erstellungsfunktion</text:p>
        </text:list-item>
        <text:list-item>
          <text:p text:style-name="P5">Test: UnitTest zum Erstellen und Anzeigen von Aufgaben fehlerfrei</text:p>
        </text:list-item>
      </text:list>
      <text:p text:style-name="Standard"/>
      <text:p text:style-name="Standard">Termine erstellen:</text:p>
      <text:list xml:id="list2501039391654231106" text:style-name="L6">
        <text:list-item>
          <text:p text:style-name="P6">JSF Terminerstellungsseite</text:p>
        </text:list-item>
        <text:list-item>
          <text:p text:style-name="P6">Bereich zum eingeben von Termindaten und absenden</text:p>
        </text:list-item>
        <text:list-item>
          <text:p text:style-name="P6">Datenbank Table fuer Termine</text:p>
        </text:list-item>
        <text:list-item>
          <text:p text:style-name="P6">Termin in DB eintragen</text:p>
        </text:list-item>
        <text:list-item>
          <text:p text:style-name="P6">Kommentierung der Erstellungsfunktion</text:p>
        </text:list-item>
        <text:list-item>
          <text:p text:style-name="P6">Test: UnitTest zum Erstellen und finden von Terminen</text:p>
        </text:list-item>
      </text:list>
      <text:p text:style-name="Standard"/>
      <text:p text:style-name="Standard">Kalender anzeigen:</text:p>
      <text:list xml:id="list1498150246833817820" text:style-name="L7">
        <text:list-item>
          <text:p text:style-name="P7">JSF Kalenderseite mit tabellarischer Kalenderansicht (Wochenansicht)</text:p>
        </text:list-item>
        <text:list-item>
          <text:p text:style-name="P7">Termine aus der DB auslesen fuer aktuellen Nutzer</text:p>
        </text:list-item>
        <text:list-item>
          <text:p text:style-name="P7">Test: Alle Termine aus DB von Nutzer werden angezeigt</text:p>
        </text:list-item>
      </text:list>
      <text:p text:style-name="Standard"/>
      <text:p text:style-name="Standard"><text:soft-page-break/>Punkte anzeigen:</text:p>
      <text:list xml:id="list3146133314863449980" text:style-name="L8">
        <text:list-item>
          <text:p text:style-name="P8">Punkte anzeige in Profilseite integrieren</text:p>
        </text:list-item>
        <text:list-item>
          <text:p text:style-name="P8">Datenbank Punkte von Nutzer auslesen</text:p>
        </text:list-item>
        <text:list-item>
          <text:p text:style-name="P8">Test: Punkte richtig aus DB ausgelesen</text:p>
        </text:list-item>
      </text:list>
      <text:p text:style-name="Standard"/>
      <text:p text:style-name="Standard">Nutzer suchen:</text:p>
      <text:list xml:id="list710463587904972193" text:style-name="L9">
        <text:list-item>
          <text:p text:style-name="P9">JSF Nutzersuchseite erstellt</text:p>
        </text:list-item>
        <text:list-item>
          <text:p text:style-name="P9">Bereich zum Eingeben von Nutzerdaten nach denen gesucht wird</text:p>
        </text:list-item>
        <text:list-item>
          <text:p text:style-name="P9">Datenbank nach Nutzer durchsuchen</text:p>
        </text:list-item>
        <text:list-item>
          <text:p text:style-name="P9">Ergebnisse anzeigen</text:p>
        </text:list-item>
        <text:list-item>
          <text:p text:style-name="P9">Kommentierung der Suchfunktionen</text:p>
        </text:list-item>
        <text:list-item>
          <text:p text:style-name="P9">Test: UnitTest fuer unterschiedliche Suchfunktionen fehlerfrei</text:p>
        </text:list-item>
      </text:list>
      <text:p text:style-name="Standard"/>
      <text:p text:style-name="Standard">Kontakte anzeigen:</text:p>
      <text:list xml:id="list1178976213782047988" text:style-name="L10">
        <text:list-item>
          <text:p text:style-name="P10">JSF Adressbuch erstellt</text:p>
        </text:list-item>
        <text:list-item>
          <text:p text:style-name="P10">Datenbank Table fuer Nutzerbeziehungen</text:p>
        </text:list-item>
        <text:list-item>
          <text:p text:style-name="P10">Auflistung aller Kontakte aus DB</text:p>
        </text:list-item>
        <text:list-item>
          <text:p text:style-name="P10">Test: Alle Kontakte von Nutzer aus DB werden angezeigt</text:p>
        </text:list-item>
      </text:list>
      <text:p text:style-name="Standard"/>
      <text:p text:style-name="Standard">Nutzer als Kontakt hinzufuegen:</text:p>
      <text:list xml:id="list6562843952532063775" text:style-name="L12">
        <text:list-item>
          <text:p text:style-name="P11">Button zum Nutzer hinzufuegen in Anzeige von Nutzersuche integrieren</text:p>
        </text:list-item>
        <text:list-item>
          <text:p text:style-name="P11">Verknuepfung der Nutzer in der DB</text:p>
        </text:list-item>
        <text:list-item>
          <text:p text:style-name="P11">Test: UnitTest zum Erstellen und Auslesen von Kontakten fehlerfrei</text:p>
        </text:list-item>
      </text:list>
      <text:p text:style-name="Standard"/>
      <text:p text:style-name="Standard">Helden erstellen:</text:p>
      <text:list xml:id="list8748112518842784338" text:style-name="L14">
        <text:list-item>
          <text:p text:style-name="P12">Helden Auswahlliste in Registrierungsseite einfuegen (dropdown Menue)</text:p>
        </text:list-item>
        <text:list-item>
          <text:p text:style-name="P12">Helden Table in DB</text:p>
        </text:list-item>
        <text:list-item>
          <text:p text:style-name="P12">Dummy Helden in DB</text:p>
        </text:list-item>
        <text:list-item>
          <text:p text:style-name="P12">Verknuepfung zu Nutzern in DB erstellen</text:p>
        </text:list-item>
        <text:list-item>
          <text:p text:style-name="P12">Heldenanzeige in Profilseite integrieren</text:p>
        </text:list-item>
        <text:list-item>
          <text:p text:style-name="P12">Test: Verknuepfung von Held und Nutzer in DB richti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4-24T10:51:27.42</meta:creation-date>
    <meta:document-statistic meta:table-count="0" meta:image-count="0" meta:object-count="0" meta:page-count="2" meta:paragraph-count="68" meta:word-count="384" meta:character-count="2585"/>
    <dc:date>2015-04-24T11:40:34.84</dc:date>
    <meta:editing-duration>PT1M26S</meta:editing-duration>
    <meta:editing-cycles>1</meta:editing-cycles>
    <meta:generator>OpenOffice/4.1.1$Win32 OpenOffice.org_project/411m6$Build-9775</meta:generator>
  </office:meta>
</office:document-meta>
</file>